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a9c2" officeooo:paragraph-rsid="001ba9c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c15c" officeooo:paragraph-rsid="001bc1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7211" officeooo:paragraph-rsid="001c721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cb59" officeooo:paragraph-rsid="001ccb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69931" officeooo:paragraph-rsid="0026993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a9c2" officeooo:paragraph-rsid="001ba9c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7211" officeooo:paragraph-rsid="001c721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6921e" officeooo:paragraph-rsid="0026921e" style:font-weight-asian="normal" style:font-weight-complex="normal"/>
    </style:style>
    <style:style style:name="P11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weight="bold" officeooo:rsid="001ba9c2" officeooo:paragraph-rsid="001ba9c2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c7211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290896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bc15c" officeooo:paragraph-rsid="001bc15c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c7211" officeooo:paragraph-rsid="001c7211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e3211" officeooo:paragraph-rsid="001e3211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2dfbc" officeooo:paragraph-rsid="0022dfbc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69931" officeooo:paragraph-rsid="00269931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officeooo:rsid="001e3211"/>
    </style:style>
    <style:style style:name="P23" style:family="paragraph" style:parent-style-name="Table_20_Contents">
      <style:paragraph-properties fo:text-align="justify" style:justify-single-word="false"/>
      <style:text-properties officeooo:rsid="001e3211" officeooo:paragraph-rsid="001e3211"/>
    </style:style>
    <style:style style:name="P24" style:family="paragraph" style:parent-style-name="Table_20_Contents">
      <style:paragraph-properties fo:text-align="center" style:justify-single-word="false"/>
      <style:text-properties officeooo:rsid="001e3211" officeooo:paragraph-rsid="001e3211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e3211" officeooo:paragraph-rsid="001e321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4af79" officeooo:paragraph-rsid="0024af7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b0ba0" officeooo:paragraph-rsid="002b0ba0" style:font-weight-asian="normal" style:font-weight-complex="normal"/>
    </style:style>
    <style:style style:name="T1" style:family="text">
      <style:text-properties officeooo:rsid="001bc1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9089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0896" style:font-weight-asian="bold" style:font-weight-complex="bold"/>
    </style:style>
    <style:style style:name="T6" style:family="text">
      <style:text-properties officeooo:rsid="001ccb59"/>
    </style:style>
    <style:style style:name="T7" style:family="text">
      <style:text-properties officeooo:rsid="001e3211"/>
    </style:style>
    <style:style style:name="T8" style:family="text">
      <style:text-properties officeooo:rsid="001fa72a"/>
    </style:style>
    <style:style style:name="T9" style:family="text">
      <style:text-properties fo:font-size="18pt" officeooo:rsid="001ba9c2" style:font-size-asian="18pt" style:font-size-complex="18pt"/>
    </style:style>
    <style:style style:name="T10" style:family="text">
      <style:text-properties officeooo:rsid="0024fceb"/>
    </style:style>
    <style:style style:name="T11" style:family="text">
      <style:text-properties officeooo:rsid="00284466"/>
    </style:style>
    <style:style style:name="T12" style:family="text">
      <style:text-properties officeooo:rsid="00290896"/>
    </style:style>
    <style:style style:name="T13" style:family="text">
      <style:text-properties officeooo:rsid="0029a65a"/>
    </style:style>
    <style:style style:name="T14" style:family="text">
      <style:text-properties officeooo:rsid="002a8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9">WORD SEARCH PUZZLE – USER GUIDE</text:span></text:p>
      <text:p text:style-name="P1"/>
      <text:p text:style-name="P2"/>
      <text:p text:style-name="P6">Game rules for 1 player </text:p>
      <text:p text:style-name="P6"/>
      <text:p text:style-name="P3">Object </text:p>
      <text:p text:style-name="P3"/>
      <text:p text:style-name="P8">In the Word Search Puzzle game, the player finds <text:span text:style-name="T6">hidden</text:span> words on a <text:span text:style-name="T1">not-static </text:span>board full of letters. <text:span text:style-name="T1">All the words on the board are related to a subject.</text:span></text:p>
      <text:p text:style-name="P8"/>
      <text:p text:style-name="P3">Setup</text:p>
      <text:p text:style-name="P8"/>
      <text:p text:style-name="P26">To select the subject of the board, <text:span text:style-name="T11">introduce the name of the subject</text:span>. </text:p>
      <text:p text:style-name="P27">A set of 12 words is placed on a board of dimensions 10 x 10.</text:p>
      <text:p text:style-name="P8"/>
      <text:p text:style-name="P3">Gameplay</text:p>
      <text:p text:style-name="P11"/>
      <text:p text:style-name="P13">1. <text:span text:style-name="T3">After selecting the subject, the game starts automatically.</text:span></text:p>
      <text:p text:style-name="P13"><text:span text:style-name="T12">2. </text:span><text:span text:style-name="T2">The board and the list of words to find are displayed.</text:span></text:p>
      <text:p text:style-name="P17"><text:span text:style-name="T5">3</text:span><text:span text:style-name="T4">. </text:span>Each row can rotate horizontally and each column can rotate vertically to form words.</text:p>
      <text:p text:style-name="P17"><text:span text:style-name="T5">4</text:span><text:span text:style-name="T4">. </text:span>To rotate the board write on the command line the following instruction:</text:p>
      <text:p text:style-name="P14"><text:span text:style-name="T7">&gt; </text:span>rotat<text:span text:style-name="T7">e</text:span></text:p>
      <text:p text:style-name="P19">The direction of the rotation will be asked. To specify, write <text:span text:style-name="T8">on of </text:span>the following comman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ommand</text:p>
          </table:table-cell>
          <table:table-cell table:style-name="Table1.B1" office:value-type="string">
            <text:p text:style-name="P25">Meaning</text:p>
          </table:table-cell>
        </table:table-row>
        <table:table-row>
          <table:table-cell table:style-name="Table1.A2" office:value-type="string">
            <text:p text:style-name="P24">up</text:p>
          </table:table-cell>
          <table:table-cell table:style-name="Table1.B2" office:value-type="string">
            <text:p text:style-name="P22">To rotate a column up</text:p>
          </table:table-cell>
        </table:table-row>
        <table:table-row>
          <table:table-cell table:style-name="Table1.A2" office:value-type="string">
            <text:p text:style-name="P24">down</text:p>
          </table:table-cell>
          <table:table-cell table:style-name="Table1.B2" office:value-type="string">
            <text:p text:style-name="P23">To rotate a column down</text:p>
          </table:table-cell>
        </table:table-row>
        <table:table-row>
          <table:table-cell table:style-name="Table1.A2" office:value-type="string">
            <text:p text:style-name="P24">right</text:p>
          </table:table-cell>
          <table:table-cell table:style-name="Table1.B2" office:value-type="string">
            <text:p text:style-name="P23">To rotate a row left</text:p>
          </table:table-cell>
        </table:table-row>
        <table:table-row>
          <table:table-cell table:style-name="Table1.A2" office:value-type="string">
            <text:p text:style-name="P24">left</text:p>
          </table:table-cell>
          <table:table-cell table:style-name="Table1.B2" office:value-type="string">
            <text:p text:style-name="P23">To rotate a row right</text:p>
          </table:table-cell>
        </table:table-row>
      </table:table>
      <text:p text:style-name="P19"/>
      <text:p text:style-name="P20">The number of the column or row (according to the direction selected) will be ask. To specify it, type the number. <text:span text:style-name="T13">Only integers are valid, the minimum number is 1 and the maximum number is the size of row or the column.</text:span></text:p>
      <text:p text:style-name="P18"><text:span text:style-name="T5">5</text:span><text:span text:style-name="T4">. </text:span>The words are placed horizontally or vertically. <text:span text:style-name="T14">The words are never placed backwards.</text:span></text:p>
      <text:p text:style-name="P18"><text:span text:style-name="T5">6</text:span><text:span text:style-name="T4">. </text:span>To find a word on the board, type the following instruction:</text:p>
      <text:p text:style-name="P16"><text:span text:style-name="T7">&gt; </text:span>find</text:p>
      <text:p text:style-name="P20">The initial and the final cell will be ask. Type the numbers corresponding to <text:span text:style-name="T10">their</text:span> column and row. <text:span text:style-name="T14">The numbers must be integers and must be inside the board.</text:span></text:p>
      <text:p text:style-name="P18"><text:span text:style-name="T5">7</text:span><text:span text:style-name="T4">. </text:span>To display the instructions type the following command:</text:p>
      <text:p text:style-name="P16"><text:soft-page-break/><text:span text:style-name="T7">&gt; </text:span>help</text:p>
      <text:p text:style-name="P12"/>
      <text:p text:style-name="P15"><text:span text:style-name="T12">8</text:span>. Ending the game:<text:span text:style-name="T2"> the game ends when all the words of the list are found. <text:s/>To end the game before finding all the words, type the following command:</text:span></text:p>
      <text:p text:style-name="P16"><text:span text:style-name="T7">&gt; </text:span>exit</text:p>
      <text:p text:style-name="P21">After this, it is possible to start a new game or exit the program.</text:p>
      <text:p text:style-name="P7"/>
      <text:p text:style-name="P5">How to win</text:p>
      <text:p text:style-name="P9"/>
      <text:p text:style-name="P9">Find all the words on the board.</text:p>
      <text:p text:style-name="P4"/>
      <text:p text:style-name="P10">After winning the game, it is possible to start a new game or 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3:00:30.694192003</meta:creation-date>
    <dc:date>2017-02-13T11:18:13.166384153</dc:date>
    <dc:creator>Patty </dc:creator>
    <meta:editing-duration>PT55M57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2" meta:paragraph-count="37" meta:word-count="342" meta:character-count="1789" meta:non-whitespace-character-count="1478"/>
  </office:meta>
</office:document-meta>
</file>